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style style:name="P31" style:family="paragraph" style:parent-style-name="Text_20_body">
      <style:text-properties fo:font-weight="bold" style:font-weight-asian="bold" style:font-weight-complex="bold"/>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P47" style:family="paragraph" style:parent-style-name="Text_20_body" style:list-style-name="L44"/>
    <style:style style:name="P48" style:family="paragraph" style:parent-style-name="Text_20_body" style:list-style-name="L45">
      <style:paragraph-properties fo:margin-top="0cm" fo:margin-bottom="0cm" style:contextual-spacing="false"/>
    </style:style>
    <style:style style:name="P49" style:family="paragraph" style:parent-style-name="Text_20_body" style:list-style-name="L46">
      <style:paragraph-properties fo:margin-top="0cm" fo:margin-bottom="0cm" style:contextual-spacing="false"/>
    </style:style>
    <style:style style:name="P50" style:family="paragraph" style:parent-style-name="Text_20_body" style:list-style-name="L47">
      <style:paragraph-properties fo:margin-top="0cm" fo:margin-bottom="0cm" style:contextual-spacing="false"/>
    </style:style>
    <style:style style:name="P51" style:family="paragraph" style:parent-style-name="Text_20_body" style:list-style-name="L48">
      <style:paragraph-properties fo:margin-top="0cm" fo:margin-bottom="0cm" style:contextual-spacing="false"/>
    </style:style>
    <style:style style:name="P52" style:family="paragraph" style:parent-style-name="Text_20_body" style:list-style-name="L49">
      <style:paragraph-properties fo:margin-top="0cm" fo:margin-bottom="0cm" style:contextual-spacing="false"/>
    </style:style>
    <style:style style:name="P53" style:family="paragraph" style:parent-style-name="Text_20_body" style:list-style-name="L50">
      <style:paragraph-properties fo:margin-top="0cm" fo:margin-bottom="0cm" style:contextual-spacing="false"/>
    </style:style>
    <style:style style:name="P54" style:family="paragraph" style:parent-style-name="Text_20_body" style:list-style-name="L51">
      <style:paragraph-properties fo:margin-top="0cm" fo:margin-bottom="0cm" style:contextual-spacing="false"/>
    </style:style>
    <style:style style:name="P55" style:family="paragraph" style:parent-style-name="Text_20_body" style:list-style-name="L52">
      <style:paragraph-properties fo:margin-top="0cm" fo:margin-bottom="0cm" style:contextual-spacing="false"/>
    </style:style>
    <style:style style:name="P56" style:family="paragraph" style:parent-style-name="Text_20_body" style:list-style-name="L53">
      <style:paragraph-properties fo:margin-top="0cm" fo:margin-bottom="0cm" style:contextual-spacing="false"/>
    </style:style>
    <style:style style:name="P57" style:family="paragraph" style:parent-style-name="Text_20_body" style:list-style-name="L54">
      <style:paragraph-properties fo:margin-top="0cm" fo:margin-bottom="0cm" style:contextual-spacing="false"/>
    </style:style>
    <style:style style:name="P58" style:family="paragraph" style:parent-style-name="Text_20_body" style:list-style-name="L55">
      <style:paragraph-properties fo:margin-top="0cm" fo:margin-bottom="0cm" style:contextual-spacing="false"/>
    </style:style>
    <style:style style:name="P59" style:family="paragraph" style:parent-style-name="Text_20_body" style:list-style-name="L56">
      <style:paragraph-properties fo:margin-top="0cm" fo:margin-bottom="0cm" style:contextual-spacing="false"/>
    </style:style>
    <style:style style:name="P60" style:family="paragraph" style:parent-style-name="Text_20_body" style:list-style-name="L57">
      <style:paragraph-properties fo:margin-top="0cm" fo:margin-bottom="0cm" style:contextual-spacing="false"/>
    </style:style>
    <style:style style:name="P61" style:family="paragraph" style:parent-style-name="Text_20_body" style:list-style-name="L58">
      <style:paragraph-properties fo:margin-top="0cm" fo:margin-bottom="0cm" style:contextual-spacing="false"/>
    </style:style>
    <style:style style:name="P62" style:family="paragraph" style:parent-style-name="Text_20_body">
      <style:text-properties officeooo:paragraph-rsid="001761a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2685102135" text:style-name="L1">
        <text:list-item>
          <text:p text:style-name="P3"><text:a xlink:type="simple" xlink:href="#notes-on-restructure" text:style-name="Internet_20_link" text:visited-style-name="Visited_20_Internet_20_Link"><text:span text:style-name="Definition">Notes on restructure</text:span></text:a></text:p>
        </text:list-item>
        <text:list-item>
          <text:p text:style-name="P3"><text:a xlink:type="simple" xlink:href="#notes-on-things-to-add" text:style-name="Internet_20_link" text:visited-style-name="Visited_20_Internet_20_Link"><text:span text:style-name="Definition">Notes on things to add</text:span></text:a></text:p>
        </text:list-item>
        <text:list-item>
          <text:p text:style-name="P3"><text:a xlink:type="simple" xlink:href="#chapter-introduction" text:style-name="Internet_20_link" text:visited-style-name="Visited_20_Internet_20_Link"><text:span text:style-name="Definition">Chapter introduction</text:span></text:a></text:p>
        </text:list-item>
        <text:list-item>
          <text:p text:style-name="P3"><text:a xlink:type="simple" xlink:href="#introduction-to-this-writing" text:style-name="Internet_20_link" text:visited-style-name="Visited_20_Internet_20_Link"><text:span text:style-name="Definition">Introduction to This Writing</text:span></text:a></text:p>
          <text:list text:style-name="L2">
            <text:list-item>
              <text:p text:style-name="P4"><text:a xlink:type="simple" xlink:href="#recap-on-game-design-patterns--" text:style-name="Internet_20_link" text:visited-style-name="Visited_20_Internet_20_Link"><text:span text:style-name="Definition">Recap on Game Design Patterns -</text:span></text:a></text:p>
            </text:list-item>
          </text:list>
        </text:list-item>
        <text:list-item>
          <text:p text:style-name="P3"><text:a xlink:type="simple" xlink:href="#study-of-vignette-a" text:style-name="Internet_20_link" text:visited-style-name="Visited_20_Internet_20_Link"><text:span text:style-name="Definition">Study of Vignette A</text:span></text:a></text:p>
          <text:list text:style-name="L3">
            <text:list-item>
              <text:p text:style-name="P5"><text:a xlink:type="simple" xlink:href="#descriptive-commentary-on-vignette-a" text:style-name="Internet_20_link" text:visited-style-name="Visited_20_Internet_20_Link"><text:span text:style-name="Definition">Descriptive Commentary on Vignette A</text:span></text:a></text:p>
            </text:list-item>
            <text:list-item>
              <text:p text:style-name="P5"><text:a xlink:type="simple" xlink:href="#describing-design-stages-for-this-pair-beyond-this-interaction" text:style-name="Internet_20_link" text:visited-style-name="Visited_20_Internet_20_Link"><text:span text:style-name="Definition">Describing design stages for this pair beyond this interaction</text:span></text:a></text:p>
              <text:list text:style-name="L4">
                <text:list-item>
                  <text:p text:style-name="P6"><text:a xlink:type="simple" xlink:href="#discussion-on-design-stages-and-gdp-for-this-pair" text:style-name="Internet_20_link" text:visited-style-name="Visited_20_Internet_20_Link"><text:span text:style-name="Definition">Discussion on design stages and GDP for this pair</text:span></text:a></text:p>
                </text:list-item>
              </text:list>
            </text:list-item>
          </text:list>
        </text:list-item>
        <text:list-item>
          <text:p text:style-name="P3"><text:a xlink:type="simple" xlink:href="#identifying-the-implementation-of-gdp-as-a-key-unit-of-analysis" text:style-name="Internet_20_link" text:visited-style-name="Visited_20_Internet_20_Link"><text:span text:style-name="Definition">Identifying the implementation of GDP as a key unit of analysis</text:span></text:a></text:p>
          <text:list text:style-name="L5">
            <text:list-item>
              <text:p text:style-name="P7"><text:a xlink:type="simple" xlink:href="#discussion-on-scope-of-activity-systems-may-move" text:style-name="Internet_20_link" text:visited-style-name="Visited_20_Internet_20_Link"><text:span text:style-name="Definition">Discussion on scope of activity systems (MAY MOVE)</text:span></text:a></text:p>
            </text:list-item>
          </text:list>
        </text:list-item>
        <text:list-item>
          <text:p text:style-name="P3"><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3"><text:a xlink:type="simple" xlink:href="#gdps-and-apprenticeship" text:style-name="Internet_20_link" text:visited-style-name="Visited_20_Internet_20_Link"><text:span text:style-name="Definition">GDPs and Apprenticeship</text:span></text:a></text:p>
          <text:list text:style-name="L6">
            <text:list-item>
              <text:p text:style-name="P8"><text:a xlink:type="simple" xlink:href="#gdps-and-their-interaction-with-play-testing-to-build-game-making-community" text:style-name="Internet_20_link" text:visited-style-name="Visited_20_Internet_20_Link"><text:span text:style-name="Definition">GDPs and their interaction with play-testing to build game making community</text:span></text:a></text:p>
              <text:list text:style-name="L7">
                <text:list-item>
                  <text:p text:style-name="P9"><text:a xlink:type="simple" xlink:href="#gdps-propagation-through-peer-activity" text:style-name="Internet_20_link" text:visited-style-name="Visited_20_Internet_20_Link"><text:span text:style-name="Definition">GDPs propagation through peer activity</text:span></text:a></text:p>
                </text:list-item>
              </text:list>
            </text:list-item>
            <text:list-item>
              <text:p text:style-name="P8"><text:a xlink:type="simple" xlink:href="#gdps-and-the-sharing-of-personal-experiences-identity-and-preferences-cultural--" text:style-name="Internet_20_link" text:visited-style-name="Visited_20_Internet_20_Link"><text:span text:style-name="Definition">GDPs and the sharing of personal experiences, identity and preferences (cultural) -</text:span></text:a></text:p>
              <text:list text:style-name="L8">
                <text:list-item>
                  <text:p text:style-name="P10"><text:a xlink:type="simple" xlink:href="#narratives-and-aesthetics-of-games-driven-by-home-interests" text:style-name="Internet_20_link" text:visited-style-name="Visited_20_Internet_20_Link"><text:span text:style-name="Definition">Narratives and aesthetics of Games driven by Home Interests</text:span></text:a></text:p>
                </text:list-item>
                <text:list-item>
                  <text:p text:style-name="P10"><text:a xlink:type="simple" xlink:href="#focus-on-visual-asset-creation-and-selection" text:style-name="Internet_20_link" text:visited-style-name="Visited_20_Internet_20_Link"><text:span text:style-name="Definition">Focus on Visual asset creation and selection</text:span></text:a></text:p>
                </text:list-item>
                <text:list-item>
                  <text:p text:style-name="P10"><text:a xlink:type="simple" xlink:href="#asset-selection" text:style-name="Internet_20_link" text:visited-style-name="Visited_20_Internet_20_Link"><text:span text:style-name="Definition">Asset selection</text:span></text:a></text:p>
                </text:list-item>
              </text:list>
            </text:list-item>
            <text:list-item>
              <text:p text:style-name="P8"><text:a xlink:type="simple" xlink:href="#use-of-help-and-documentation-related-to-gdp" text:style-name="Internet_20_link" text:visited-style-name="Visited_20_Internet_20_Link"><text:span text:style-name="Definition">Use of Help and Documentation related to GDP</text:span></text:a></text:p>
              <text:list text:style-name="L9">
                <text:list-item>
                  <text:p text:style-name="P11"><text:a xlink:type="simple" xlink:href="#use-of-a-non-linear-menu-of-gdp" text:style-name="Internet_20_link" text:visited-style-name="Visited_20_Internet_20_Link"><text:span text:style-name="Definition">Use of a non-linear menu of Gdp</text:span></text:a></text:p>
                </text:list-item>
                <text:list-item>
                  <text:p text:style-name="P11"><text:a xlink:type="simple" xlink:href="#use-of-simple-code-examples-which-demonstrate-the-pattern-in-isolation" text:style-name="Internet_20_link" text:visited-style-name="Visited_20_Internet_20_Link"><text:span text:style-name="Definition">Use of simple code examples which demonstrate the pattern in isolation</text:span></text:a></text:p>
                </text:list-item>
              </text:list>
            </text:list-item>
            <text:list-item>
              <text:p text:style-name="P8"><text:a xlink:type="simple" xlink:href="#use-of-gdp-to-facilitate-apprenticeship-in-wider-cultural-practices" text:style-name="Internet_20_link" text:visited-style-name="Visited_20_Internet_20_Link"><text:span text:style-name="Definition">Use of GDP to facilitate apprenticeship in wider cultural practices</text:span></text:a></text:p>
            </text:list-item>
          </text:list>
        </text:list-item>
        <text:list-item>
          <text:p text:style-name="P3"><text:a xlink:type="simple" xlink:href="#gdps-and-guided-participation" text:style-name="Internet_20_link" text:visited-style-name="Visited_20_Internet_20_Link"><text:span text:style-name="Definition">GDPs and Guided Participation</text:span></text:a></text:p>
          <text:list text:style-name="L10">
            <text:list-item>
              <text:p text:style-name="P12"><text:a xlink:type="simple" xlink:href="#gdps-for-ideation-and-goal-setting-and-prioritisation" text:style-name="Internet_20_link" text:visited-style-name="Visited_20_Internet_20_Link"><text:span text:style-name="Definition">GDPs for Ideation and Goal Setting and Prioritisation</text:span></text:a></text:p>
            </text:list-item>
            <text:list-item>
              <text:p text:style-name="P12"><text:a xlink:type="simple" xlink:href="#ideation-and-goal-setting" text:style-name="Internet_20_link" text:visited-style-name="Visited_20_Internet_20_Link"><text:span text:style-name="Definition">Ideation and Goal Setting</text:span></text:a></text:p>
              <text:list text:style-name="L11">
                <text:list-item>
                  <text:p text:style-name="P13"><text:a xlink:type="simple" xlink:href="#ask-imagine-ideation-from-sh-an-th" text:style-name="Internet_20_link" text:visited-style-name="Visited_20_Internet_20_Link"><text:span text:style-name="Definition">Ask / Imagine / Ideation from Sh an Th</text:span></text:a></text:p>
                </text:list-item>
              </text:list>
            </text:list-item>
            <text:list-item>
              <text:p text:style-name="P12"><text:a xlink:type="simple" xlink:href="#gdps-for-project-organisation-coordination" text:style-name="Internet_20_link" text:visited-style-name="Visited_20_Internet_20_Link"><text:span text:style-name="Definition">GDPs for project organisation / coordination</text:span></text:a></text:p>
              <text:list text:style-name="L12">
                <text:list-item>
                  <text:p text:style-name="P14"><text:a xlink:type="simple" xlink:href="#example-of-parent-supporting-planning-sh-and-th" text:style-name="Internet_20_link" text:visited-style-name="Visited_20_Internet_20_Link"><text:span text:style-name="Definition">Example of Parent supporting planning Sh and Th</text:span></text:a></text:p>
                </text:list-item>
                <text:list-item>
                  <text:p text:style-name="P14"><text:a xlink:type="simple" xlink:href="#gdps-for-prioritisation-include-in-organisation" text:style-name="Internet_20_link" text:visited-style-name="Visited_20_Internet_20_Link"><text:span text:style-name="Definition">GDPs for Prioritisation (include in organisation )</text:span></text:a></text:p>
                </text:list-item>
                <text:list-item>
                  <text:p text:style-name="P14"><text:a xlink:type="simple" xlink:href="#direct-task-delegation" text:style-name="Internet_20_link" text:visited-style-name="Visited_20_Internet_20_Link"><text:span text:style-name="Definition">Direct task delegation</text:span></text:a></text:p>
                </text:list-item>
                <text:list-item>
                  <text:p text:style-name="P14"><text:a xlink:type="simple" xlink:href="#informal-task-division" text:style-name="Internet_20_link" text:visited-style-name="Visited_20_Internet_20_Link"><text:span text:style-name="Definition">Informal task division</text:span></text:a></text:p>
                </text:list-item>
              </text:list>
            </text:list-item>
            <text:list-item>
              <text:p text:style-name="P12"><text:a xlink:type="simple" xlink:href="#gdps-motivation-and-sustaining-engagement" text:style-name="Internet_20_link" text:visited-style-name="Visited_20_Internet_20_Link"><text:span text:style-name="Definition">GDPs motivation and sustaining engagement</text:span></text:a></text:p>
              <text:list text:style-name="L13">
                <text:list-item>
                  <text:p text:style-name="P15"><text:a xlink:type="simple" xlink:href="#example-prototyping-a-new-gdp-on-paper" text:style-name="Internet_20_link" text:visited-style-name="Visited_20_Internet_20_Link"><text:span text:style-name="Definition">Example prototyping a new GDP on paper</text:span></text:a></text:p>
                </text:list-item>
              </text:list>
            </text:list-item>
            <text:list-item>
              <text:p text:style-name="P12"><text:a xlink:type="simple" xlink:href="#gdps-support-flexible-design-practices---remove-move-to-discussion" text:style-name="Internet_20_link" text:visited-style-name="Visited_20_Internet_20_Link"><text:span text:style-name="Definition">GDPs support Flexible Design Practices - REMOVE / MOVE TO DISCUSSION?</text:span></text:a></text:p>
              <text:list text:style-name="L14">
                <text:list-item>
                  <text:p text:style-name="P16"><text:a xlink:type="simple" xlink:href="#gdps-scaffolding-the-product-revision-process-and-debugging" text:style-name="Internet_20_link" text:visited-style-name="Visited_20_Internet_20_Link"><text:span text:style-name="Definition">GDPs scaffolding the product revision process and debugging</text:span></text:a></text:p>
                </text:list-item>
                <text:list-item>
                  <text:p text:style-name="P16"><text:a xlink:type="simple" xlink:href="#interaction-of-gdps-and-designing-for-others-as-a-method" text:style-name="Internet_20_link" text:visited-style-name="Visited_20_Internet_20_Link"><text:span text:style-name="Definition">Interaction of GDPs and designing for others as a method</text:span></text:a></text:p>
                  <text:list text:style-name="L15">
                    <text:list-item>
                      <text:p text:style-name="P17"><text:a xlink:type="simple" xlink:href="#discussion-of-designing-for-others---move-to-discussion" text:style-name="Internet_20_link" text:visited-style-name="Visited_20_Internet_20_Link"><text:span text:style-name="Definition">Discussion of designing for others - move to discussion?</text:span></text:a></text:p>
                    </text:list-item>
                  </text:list>
                </text:list-item>
              </text:list>
            </text:list-item>
          </text:list>
        </text:list-item>
        <text:list-item>
          <text:p text:style-name="P3"><text:soft-page-break/><text:a xlink:type="simple" xlink:href="#gdps-and-participatory-appropriation" text:style-name="Internet_20_link" text:visited-style-name="Visited_20_Internet_20_Link"><text:span text:style-name="Definition">GDPs and Participatory Appropriation</text:span></text:a></text:p>
          <text:list text:style-name="L16">
            <text:list-item>
              <text:p text:style-name="P18"><text:a xlink:type="simple" xlink:href="#gdp-as-a-way-to-surface-computational-thinking-and-systems-concepts" text:style-name="Internet_20_link" text:visited-style-name="Visited_20_Internet_20_Link"><text:span text:style-name="Definition">GDP as a way to surface Computational Thinking and Systems Concepts</text:span></text:a></text:p>
            </text:list-item>
            <text:list-item>
              <text:p text:style-name="P18"><text:a xlink:type="simple" xlink:href="#use-of-gdp-when-contributing-back-to-community" text:style-name="Internet_20_link" text:visited-style-name="Visited_20_Internet_20_Link"><text:span text:style-name="Definition">Use of GDP when contributing back to Community</text:span></text:a></text:p>
            </text:list-item>
            <text:list-item>
              <text:p text:style-name="P18"><text:a xlink:type="simple" xlink:href="#operations-actions-and-activity" text:style-name="Internet_20_link" text:visited-style-name="Visited_20_Internet_20_Link"><text:span text:style-name="Definition">Operations, actions and activity</text:span></text:a></text:p>
            </text:list-item>
          </text:list>
        </text:list-item>
        <text:list-item>
          <text:p text:style-name="P3"><text:a xlink:type="simple" xlink:href="#additional-chapter-discussion" text:style-name="Internet_20_link" text:visited-style-name="Visited_20_Internet_20_Link"><text:span text:style-name="Definition">Additional Chapter Discussion</text:span></text:a></text:p>
          <text:list text:style-name="L17">
            <text:list-item>
              <text:p text:style-name="P19"><text:a xlink:type="simple" xlink:href="#the-limits-of-design-cycle-stages" text:style-name="Internet_20_link" text:visited-style-name="Visited_20_Internet_20_Link"><text:span text:style-name="Definition">The limits of design cycle stages</text:span></text:a></text:p>
            </text:list-item>
            <text:list-item>
              <text:p text:style-name="P19"><text:a xlink:type="simple" xlink:href="#value-faff-time." text:style-name="Internet_20_link" text:visited-style-name="Visited_20_Internet_20_Link"><text:span text:style-name="Definition">Value Faff Time.</text:span></text:a></text:p>
            </text:list-item>
            <text:list-item>
              <text:p text:style-name="P19"><text:a xlink:type="simple" xlink:href="#improving-is-creating-and-planning-when-remixing" text:style-name="Internet_20_link" text:visited-style-name="Visited_20_Internet_20_Link"><text:span text:style-name="Definition">Improving is Creating and Planning when remixing</text:span></text:a></text:p>
            </text:list-item>
            <text:list-item>
              <text:p text:style-name="P19"><text:a xlink:type="simple" xlink:href="#digital-jamming" text:style-name="Internet_20_link" text:visited-style-name="Visited_20_Internet_20_Link"><text:span text:style-name="Definition">Digital Jamming</text:span></text:a></text:p>
            </text:list-item>
            <text:list-item>
              <text:p text:style-name="P19"><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9"><text:a xlink:type="simple" xlink:href="#discussing-game-design-patterns-as-a-tool-to-expose-and-give-participants-a-language-to-discuss-and-resolve-tensions-practitioner-focus" text:style-name="Internet_20_link" text:visited-style-name="Visited_20_Internet_20_Link"><text:span text:style-name="Definition">Discussing Game design patterns as a tool to expose and give participants a language to discuss and resolve tensions (Practitioner focus)</text:span></text:a></text:p>
              <text:list text:style-name="L18">
                <text:list-item>
                  <text:p text:style-name="P20"><text:a xlink:type="simple" xlink:href="#use-of-gdp-as-communication-short-cuts" text:style-name="Internet_20_link" text:visited-style-name="Visited_20_Internet_20_Link"><text:span text:style-name="Definition">Use of GDP as communication short cuts</text:span></text:a></text:p>
                </text:list-item>
                <text:list-item>
                  <text:p text:style-name="P20"><text:a xlink:type="simple" xlink:href="#use-of-restricted-set-of-collated-gdp-patterns" text:style-name="Internet_20_link" text:visited-style-name="Visited_20_Internet_20_Link"><text:span text:style-name="Definition">Use of restricted set of collated GDP patterns</text:span></text:a></text:p>
                </text:list-item>
              </text:list>
            </text:list-item>
            <text:list-item>
              <text:p text:style-name="P19"><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 text:style-name="L19">
                <text:list-item>
                  <text:p text:style-name="P21"><text:a xlink:type="simple" xlink:href="#game-design-to-get-under-the-hood---games-as-a-design-artefact" text:style-name="Internet_20_link" text:visited-style-name="Visited_20_Internet_20_Link"><text:span text:style-name="Definition">Game design to get under the hood - games as a design artefact</text:span></text:a></text:p>
                </text:list-item>
              </text:list>
            </text:list-item>
          </text:list>
        </text:list-item>
        <text:list-item>
          <text:p text:style-name="P3"><text:a xlink:type="simple" xlink:href="#final-section---synthesis." text:style-name="Internet_20_link" text:visited-style-name="Visited_20_Internet_20_Link"><text:span text:style-name="Definition">Final Section - Synthesis.</text:span></text:a></text:p>
          <text:list text:style-name="L20">
            <text:list-item>
              <text:p text:style-name="P22"><text:a xlink:type="simple" xlink:href="#strengths-and-weaknesses-of-the-gdp-construct-terminology" text:style-name="Internet_20_link" text:visited-style-name="Visited_20_Internet_20_Link"><text:span text:style-name="Definition">Strengths and Weaknesses of the GDP construct / terminology</text:span></text:a></text:p>
            </text:list-item>
            <text:list-item>
              <text:p text:style-name="P22"><text:a xlink:type="simple" xlink:href="#design-patterns-as-a-teaching-aid-in-informal-vs-formal-environments" text:style-name="Internet_20_link" text:visited-style-name="Visited_20_Internet_20_Link"><text:span text:style-name="Definition">Design patterns as a teaching aid in informal vs formal environments</text:span></text:a></text:p>
            </text:list-item>
            <text:list-item>
              <text:p text:style-name="P22"><text:a xlink:type="simple" xlink:href="#link-paragraph-to-next-chapter" text:style-name="Internet_20_link" text:visited-style-name="Visited_20_Internet_20_Link"><text:span text:style-name="Definition">Link Paragraph to next chapter</text:span></text:a></text:p>
            </text:list-item>
          </text:list>
        </text:list-item>
        <text:list-item>
          <text:p text:style-name="P3"><text:a xlink:type="simple" xlink:href="#transcript-excerpts" text:style-name="Internet_20_link" text:visited-style-name="Visited_20_Internet_20_Link"><text:span text:style-name="Definition">Transcript Excerpts</text:span></text:a></text:p>
          <text:list text:style-name="L21">
            <text:list-item>
              <text:p text:style-name="P23"><text:a xlink:type="simple" xlink:href="#te-da-pt-1" text:style-name="Internet_20_link" text:visited-style-name="Visited_20_Internet_20_Link"><text:span text:style-name="Definition">2019-05-08-te-da pt 1</text:span></text:a></text:p>
            </text:list-item>
          </text:list>
        </text:list-item>
      </text:list>
      <text:h text:style-name="Heading_20_2" text:outline-level="2"><text:bookmark-start text:name="notes-on-restructure"/>Notes on restructure<text:bookmark-end text:name="notes-on-restructure"/></text:h>
      <text:list xml:id="list1214741939" text:style-name="L22">
        <text:list-item>
          <text:p text:style-name="P24">Intro</text:p>
          <text:list text:style-name="L23">
            <text:list-item>
              <text:p text:style-name="P25">Vignette text</text:p>
            </text:list-item>
            <text:list-item>
              <text:p text:style-name="P25">Vignette description / interpretation -&gt; 3 planes or more general</text:p>
            </text:list-item>
            <text:list-item>
              <text:p text:style-name="P25">AT - GDP as unit of analysis - lens of agency?</text:p>
            </text:list-item>
          </text:list>
        </text:list-item>
        <text:list-item>
          <text:p text:style-name="P24">Results and Data on how GDPs are used</text:p>
          <text:list text:style-name="L24">
            <text:list-item>
              <text:p text:style-name="P26">Cultural</text:p>
            </text:list-item>
            <text:list-item>
              <text:p text:style-name="P26">Guided participation</text:p>
            </text:list-item>
            <text:list-item>
              <text:p text:style-name="P26">Personal / participatory appropriation (include - operationalising as appropriation)</text:p>
            </text:list-item>
          </text:list>
        </text:list-item>
        <text:list-item>
          <text:p text:style-name="P24">Discussion (focus on interpersonal and agency)</text:p>
        </text:list-item>
      </text:list>
      <text:h text:style-name="Heading_20_2" text:outline-level="2"><text:bookmark-start text:name="notes-on-things-to-add"/>Notes on things to add<text:bookmark-end text:name="notes-on-things-to-add"/></text:h>
      <text:list xml:id="list2572342653" text:style-name="L25">
        <text:list-item>
          <text:p text:style-name="P27">GDP language used as lingua franca to problems solve / debug.</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216401608" text:style-name="L26">
        <text:list-item>
          <text:p text:style-name="P28">How can game design patterns support the development of coding practices by novices?</text:p>
        </text:list-item>
        <text:list-item>
          <text:p text:style-name="P28">How can the experience of fostering community focused digital game making practices <text:soft-page-break/>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1644971676" text:style-name="L27">
        <text:list-item>
          <text:p text:style-name="P29">The study uses mixed methods in methodology. Informed by analysis of journal diary, notes, video data and interviews (Methodology) </text:p>
        </text:list-item>
        <text:list-item>
          <text:p text:style-name="P29">The research design evolved as the game making program was underway based on feedback and reactions of the participants (supported precedent in design-based research) (Methodology)</text:p>
        </text:list-item>
        <text:list-item>
          <text:p text:style-name="P29">A long pilot course and development stage resulted in extensive support materials and activities which I have structured into a learning design called 3M (Methodology + see recent chapter on 3M model)</text:p>
        </text:list-item>
        <text:list-item>
          <text:p text:style-name="P29">A narrow data samples has been used for this study. This prioritises a greater depth of analysis on interactions over generalisation. This is justified in a section on data validity in Methdology chpater.<text:line-break/></text:p>
        </text:list-item>
        <text:list-item>
          <text:p text:style-name="P29">The concepts of resolving tensions within activity from Activity Theory are used to explore the evolution of the design of activities and resources. (Design results) </text:p>
        </text:list-item>
        <text:list-item>
          <text:p text:style-name="P29">Results chapters use Rogoff’s 3 planes of analysis (Cultural, Interpersonal and Personal) which aligns well with AT (Methodology)</text:p>
        </text:list-item>
        <text:list-item>
          <text:p text:style-name="P29">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text:soft-page-break/>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v0IIkQtsq"/>(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v0IIkQtsq"/>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8MNdfJJoy7"/>(Bjork and Holopainen, 2005)<text:reference-mark-end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8MNdfJJoy7"/>.</text:p>
      <text:p text:style-name="Text_20_body">In my own game making model 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539148923" text:style-name="L28">
        <text:list-item>
          <text:p text:style-name="P30"><text:span text:style-name="T3">Name of Game Design Pattern:</text:span> Jumping on Enemies to Zap them</text:p>
        </text:list-item>
        <text:list-item>
          <text:p text:style-name="P30"><text:span text:style-name="T3">Type Pattern:</text:span> Game Mechanic</text:p>
        </text:list-item>
        <text:list-item>
          <text:p text:style-name="P30"><text:span text:style-name="T3">Description:</text:span> If the player is descending from a jump when they touch the enemy the player is zapped and in this case disappears.</text:p>
        </text:list-item>
        <text:list-item>
          <text:p text:style-name="P30"><text:span text:style-name="T3">Need for Pattern:</text:span> Enemies create challenge and being able to jump on an enemy is a good way of clearing the area you want to explore.</text:p>
        </text:list-item>
        <text:list-item>
          <text:p text:style-name="P30"><text:span text:style-name="T3">Coding Concepts involved:</text:span> Arrays[^8], Change Listener[^9]</text:p>
        </text:list-item>
        <text:list-item>
          <text:p text:style-name="P30"><text:span text:style-name="T3">Links to other Computing Patterns:</text:span> Systems Dynamics[^10]</text:p>
        </text:list-item>
        <text:list-item>
          <text:p text:style-name="P30"><text:span text:style-name="T3">Related Game Patterns:</text:span> You’ll need to have added the <text:span text:style-name="T3">Add Enemies</text:span> pattern to your game before you can add this one.</text:p>
        </text:list-item>
      </text:list>
      <text:p text:style-name="First_20_paragraph"><text:soft-page-break/>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2">Dialogue</text:p>
            </table:table-cell>
            <table:table-cell table:style-name="Table1.A1" office:value-type="string">
              <text:p text:style-name="P2">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ext:soft-page-break/>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ext:soft-page-break/>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Table_20_Contents">Rogoff</text:p>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text:soft-page-break/>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e foci of cultural, interpersonal and personal activity <text:reference-mark-start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C1v1zAGbB1"/>(Rogoff, 1995)<text:reference-mark-end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C1v1zAGbB1"/>. Where appropriate I make observations on similar patterns of behaviour from the same pair from outside the scope of this interaction.</text:p>
      <text:p text:style-name="P31">Cultural Focus</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Keys and Doors as desired a pattern emerged from feedback from participants in previous sessions. It is a concept that has appealed to the child in a way that drives engagement with the game making process. This is evident in the way with the child introduces and repeats the name of the pattern in a sing song voice in this interaction.</text:p>
      <text:p text:style-name="Text_20_body">Another pattern the child advocates for is that of adding levels. This desire to add this pattern may have been picked up from the emerging culture of the group. The process of adding new levels is something that one participant Te has been teaching other children to do via peer support. He has added so many levels to his own game that children and parents in this session are commenting in on it.</text:p>
      <text:p text:style-name="Text_20_body">In the above interactions, there is cultural understanding of the conventions of a platformer game being shown by both the child and adult. Understanding of the game as a dynamic system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P31">Interpersonal Focus - Guided Participation</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ext:soft-page-break/>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P31">Personal Focus - Participatory Appropriatio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PhADIW3lAm"/>(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PhADIW3lAm"/>,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 which the parent notices the facilitator using in this interaction is used by the parent in later sessions. The use of these tools and processes are introduced to solve a particular problem in implementing one GDP. However the same process is uses to solve issues that crop up while implementing other patterns. Throughout the recordings, the parent shows an evolution of problem solving knowledge and processes in relation to coding through their independent work.</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3" text:outline-level="3"><text:bookmark-start text:name="describing-design-stages-for-this-pair-beyond-this-interaction"/><text:soft-page-break/>Describing design stages for this pair beyond this interaction<text:bookmark-end text:name="describing-design-stages-for-this-pair-beyond-this-interaction"/></text:h>
      <text:p text:style-name="First_20_paragraph">As mentioned in the previous sections, after analysis of this vignette in particular, it seemed promising to investigate behaviour and engagement at different stages of design process for this pair. To do this I have made extensive notes and used a coding structure for two complete sessions of this parent-child pair. The following observations have been made by comparing the codes on stages of design and types of participant interaction. This data was then triangulated participant feedback and my own journal notes. The observations are presented themed by the design stages used in the coding process with some general observations listed at the end of this section.</text:p>
      <text:h text:style-name="Heading_20_4" text:outline-level="4"><text:bookmark-start text:name="discussion-on-design-stages-and-gdp-for-this-pair"/>Discussion on design stages and GDP for this pair<text:bookmark-end text:name="discussion-on-design-stages-and-gdp-for-this-pair"/></text:h>
      <text:p text:style-name="First_20_paragraph">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2cp4XyMnoy"/>(1994)<text:reference-mark-end text:name="ZOTERO_ITEM CSL_CITATION {&quot;citationID&quot;:&quot;yyshtqjr&quot;,&quot;properties&quot;:{&quot;formattedCitation&quot;:&quot;(1994)&quot;,&quot;plainCitation&quot;:&quot;(1994)&quot;,&quot;noteIndex&quot;:0},&quot;citationItems&quot;:[{&quot;id&quot;:3163,&quot;uris&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2cp4XyMnoy"/>,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h text:style-name="Heading_20_2" text:outline-level="2"><text:bookmark-start text:name="identifying-the-implementation-of-gdp-as-a-key-unit-of-analysis"/>Identifying the implementation of GDP as a key unit of analysis<text:bookmark-end text:name="identifying-the-implementation-of-gdp-as-a-key-unit-of-analysis"/></text:h>
      <text:p text:style-name="First_20_paragraph">Activity Theory allows researchers to identify intersecting or nested systems of activity with <text:soft-page-break/>varied goals. Taking a holistic view of goals of the game making activity, we can identify the larger and smaller scale objectives of systems of varied scale. These include:</text:p>
      <text:list xml:id="list4148110142" text:style-name="L29">
        <text:list-item>
          <text:p text:style-name="P32">larger - learning computing skills and concepts as a home education project</text:p>
        </text:list-item>
        <text:list-item>
          <text:p text:style-name="P32">larger - participating with other home educators in a creative environment and thus building team and communication skills</text:p>
        </text:list-item>
        <text:list-item>
          <text:p text:style-name="P32">larger - learning transferable design skills and processes</text:p>
        </text:list-item>
        <text:list-item>
          <text:p text:style-name="P32">large - creating a game which is fun to play and communicate an environmental theme</text:p>
        </text:list-item>
        <text:list-item>
          <text:p text:style-name="P32">medium - identifying and implementing key game features (Game Design Patterns) to add to the games</text:p>
        </text:list-item>
        <text:list-item>
          <text:p text:style-name="P32">smaller - creating, changing and transporting game assets to enact or change GDPs</text:p>
        </text:list-item>
        <text:list-item>
          <text:p text:style-name="P32">smaller - implementing or changing code constructs to enact or change GDP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text:p>
      <text:p text:style-name="Text_20_body"/>
      <text:h text:style-name="Heading_20_4" text:outline-level="4"><text:bookmark-start text:name="discussion-on-scope-of-activity-systems-may-move"/>Discussion on scope of activity systems (MAY MOVE)<text:bookmark-end text:name="discussion-on-scope-of-activity-systems-may-move"/></text:h>
      <text:p text:style-name="First_20_paragraph">NOTE - this may move, it seems to get in the way here. Thus this is partly in note / bullet point form.</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properties&quot;:{&quot;formattedCitation&quot;:&quot;[-@blunden_interdisciplinary_2010]&quot;,&quot;noteIndex&quot;:0},&quot;citationItems&quot;:[{&quot;suppress-author&quot;:true,&quot;id&quot;:2943,&quot;itemData&quot;:{&quot;event-place&quot;:&quot;Leiden; Boston&quot;,&quot;publisher&quot;:&quot;Brill Academic Publishers&quot;,&quot;publisher-place&quot;:&quot;Leiden; Boston&quot;,&quot;source&quot;:&quot;Zotero&quot;,&quot;issued&quot;:{&quot;date-parts&quot;:[[2010]]},&quot;author&quot;:[{&quot;family&quot;:&quot;Blunden&quot;,&quot;given&quot;:&quot;Andy&quot;}],&quot;id&quot;:&quot;blunden_interdisciplinary_2010&quot;,&quot;language&quot;:&quot;en&quot;,&quot;citation-key&quot;:&quot;blunden_interdisciplinary_2010&quot;,&quot;title&quot;:&quot;An Interdisciplinary Theory of Activity&quot;,&quot;type&quot;:&quot;book&quot;},&quot;prefix&quot;:&quot;&quot;,&quot;uri&quot;:[&quot;http://zotero.org/users/1913249/items/FF8IYRGL&quot;],&quot;suffix&quot;:&quot;&quot;,&quot;uris&quot;:[&quot;http://zotero.org/users/1913249/items/FF8IYRGL&quot;]}],&quot;citationID&quot;:&quot;prwlykvr&quot;,&quot;schema&quot;:&quot;https://github.com/citation-style-language/schema/raw/master/csl-citation.json&quot;} RNDxmfyxdwqlq"/><text:reference-mark-start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gtT3QIz3Pz"/>(2010, 2014)<text:reference-mark-end text:name="ZOTERO_ITEM CSL_CITATION {&quot;citationID&quot;:&quot;huhlfeho&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gtT3QIz3Pz"/><text:reference-mark-end text:name="ZOTERO_ITEM CSL_CITATION {&quot;properties&quot;:{&quot;formattedCitation&quot;:&quot;[-@blunden_interdisciplinary_2010]&quot;,&quot;noteIndex&quot;:0},&quot;citationItems&quot;:[{&quot;suppress-author&quot;:true,&quot;id&quot;:2943,&quot;itemData&quot;:{&quot;event-place&quot;:&quot;Leiden; Boston&quot;,&quot;publisher&quot;:&quot;Brill Academic Publishers&quot;,&quot;publisher-place&quot;:&quot;Leiden; Boston&quot;,&quot;source&quot;:&quot;Zotero&quot;,&quot;issued&quot;:{&quot;date-parts&quot;:[[2010]]},&quot;author&quot;:[{&quot;family&quot;:&quot;Blunden&quot;,&quot;given&quot;:&quot;Andy&quot;}],&quot;id&quot;:&quot;blunden_interdisciplinary_2010&quot;,&quot;language&quot;:&quot;en&quot;,&quot;citation-key&quot;:&quot;blunden_interdisciplinary_2010&quot;,&quot;title&quot;:&quot;An Interdisciplinary Theory of Activity&quot;,&quot;type&quot;:&quot;book&quot;},&quot;prefix&quot;:&quot;&quot;,&quot;uri&quot;:[&quot;http://zotero.org/users/1913249/items/FF8IYRGL&quot;],&quot;suffix&quot;:&quot;&quot;,&quot;uris&quot;:[&quot;http://zotero.org/users/1913249/items/FF8IYRGL&quot;]}],&quot;citationID&quot;:&quot;prwlykvr&quot;,&quot;schema&quot;:&quot;https://github.com/citation-style-language/schema/raw/master/csl-citation.json&quot;} RNDxmfyxdwqlq"/>, there is a strong case to make for the sub-project of implementing GDP as a key unit of analysis for this chapter.</text:p>
      <text:p text:style-name="Text_20_body">From the perspective of participants, the goal of implementing individual game patterns rather than the overall goal of making of a game, took up the majority of their focus. This can be evidenced in the following observations;</text:p>
      <text:list xml:id="list4228353858" text:style-name="L30">
        <text:list-item>
          <text:p text:style-name="P33">the frequency of GDP language referring to patterns used by pairs in particular in the process of collaborating on their games</text:p>
        </text:list-item>
        <text:list-item>
          <text:p text:style-name="P33">the utility of the smaller unit of analysis in aiding resource creation</text:p>
        </text:list-item>
        <text:list-item>
          <text:p text:style-name="P33">the value of completing something concrete a sense of sustaining achievement.</text:p>
        </text:list-item>
        <text:list-item>
          <text:p text:style-name="P33">the ability to reflect after implementing each sub project,</text:p>
        </text:list-item>
        <text:list-item>
          <text:p text:style-name="P33">any other value for practitioners, parents and young participants - i.e. in navigation and goal setting.</text:p>
        </text:list-item>
      </text:list>
      <text:p text:style-name="First_20_paragraph">The implementation of GDPs as a unit of analysis for the researcher also has the following utility / validity;</text:p>
      <text:list xml:id="list3202906557" text:style-name="L31">
        <text:list-item>
          <text:p text:style-name="P34">There is a practicality in terms of defining possible boundaries of what to analyse in depth.</text:p>
        </text:list-item>
        <text:list-item>
          <text:p text:style-name="P34">There is a more frequent iteration present - usually a period of playtesting after each new pattern added.</text:p>
        </text:list-item>
        <text:list-item>
          <text:p text:style-name="P34"><text:soft-page-break/>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4">Each GDP can be seen as a project given an interpretation of project as the concrete implementation of a goal</text:p>
        </text:list-item>
        <text:list-item>
          <text:p text:style-name="P34">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the bulk of observations oriented chiefly to interpersonal activity and then ending with some observation on GDPs impact on personal knowledge construction.</text:p>
      <text:h text:style-name="Heading_20_2" text:outline-level="2"><text:bookmark-start text:name="gdps-and-apprenticeship"/>GDPs and Apprenticeship<text:bookmark-end text:name="gdps-and-apprenticeship"/></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in this emerging game making community.</text:p>
      <text:h text:style-name="Heading_20_3" text:outline-level="3"><text:bookmark-start text:name="gdps-and-their-interaction-with-play-testing-to-build-game-making-community"/>GDPs and their interaction with play-testing to build game making community<text:bookmark-end text:name="gdps-and-their-interaction-with-play-testing-to-build-game-making-community"/></text:h>
      <text:list xml:id="list3379376617" text:style-name="L32">
        <text:list-item>
          <text:p text:style-name="P35">GDPs used when giving feedback in play- testing,</text:p>
        </text:list-item>
        <text:list-item>
          <text:p text:style-name="P35">praise &amp;</text:p>
        </text:list-item>
        <text:list-item>
          <text:p text:style-name="P35">direct calls for improvement,</text:p>
        </text:list-item>
        <text:list-item>
          <text:p text:style-name="P35">Example - Jump feedback Mi, Mick, Ch, Fi - &gt; supportive</text:p>
        </text:list-item>
        <text:list-item>
          <text:p text:style-name="P35">Example Ch and Pa - revising game based on Te’s FEEDBAC</text:p>
        </text:list-item>
        <text:list-item>
          <text:p text:style-name="P35">In game making terms - Intangible concepts like challenge and game feel are fed back - hard to teach - but users develop language (safe zone)</text:p>
        </text:list-item>
        <text:list-item>
          <text:p text:style-name="P35">Discussion - How much to teach terms or let them deveop?</text:p>
        </text:list-item>
      </text:list>
      <text:p text:style-name="First_20_paragraph">In the previous chapter play-testing was seen to provide opportunities to build a supportive game making community, including x,y &amp; z. This section will explore the particular role of GDPs within this process using an example about one of the core GDP of the platform game, that of jumping.</text:p>
      <text:p text:style-name="Text_20_body">The discussion of game challenge, specifically comment about how ‘hard’ participant games <text:soft-page-break/>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Text_20_body">Mi: (Talking to self) No! It’s so hard that. (referring to a particular jump in her game.) Mick: How are you getting on Mi? It’s looking good. Mick: (Noting frustrated air of Mi) Have you made it to hard. Mi: I don’t know. Can you jump from here to here with this.. this.. him? (point to main character) Mick: So it look like you bump your head and fall down. Mick: One bit of friendly feedback that I would give you is that it’s taking a long time to move left and right. And that is something that you can change if you want to. Mi: Oh right yeah. Mick: Yeah. Mi: Yeah, actually that’s a good idea. Mick: If you think about average games. Your average jump time would be about one second in the air. So that can be a bit of guide sometimes.</text:p>
      <text:p text:style-name="Text_20_body">Ch likes the look of the game and begins with that as a comment.</text:p>
      <text:p text:style-name="Text_20_body">Ch: That looks nice (referring to the graphical look of the game) Mi invites Ch to play as she can’t progress due to the difficult game controls.</text:p>
      <text:p text:style-name="Text_20_body">Ch: It jumps super high but so slow<text:line-break/>Pause. Mi: He has to go slow because he’s an astronaut, you see.</text:p>
      <text:p text:style-name="Text_20_body">Ch: It’s hard.because FB marketplace s Ch then leaves</text:p>
      <text:p text:style-name="Text_20_body">Mi: (to peer parent with proud tone.) It’s hard. Wow.</text:p>
      <text:p text:style-name="Text_20_body">Fi comes to play the game</text:p>
      <text:p text:style-name="Text_20_body">Fi: How much jump speed to you have? Fi: Your jump speed is massive.</text:p>
      <text:p text:style-name="Text_20_body">Other children come and play the game but only for less than a minute before leaving. After the <text:soft-page-break/>last one leaves Mi comments “It’s so frustrating.”</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 It is not impossible that she enjoys the frustration of others playing her game at this point.</text:p>
      <text:p text:style-name="Text_20_body">In these interactions we can see a consistent message coming from peers in the playtesting process. They praise the look of the game but offer constructive feedback to help improve the GDP of jumping. This kind of feedback was present in many exchanges during directed playtesting and during pair interactions.</text:p>
      <text:p text:style-name="Text_20_body">When pairs return from playtesting to pair design work they are guided in decisions by their interaction with the games of others. I infer that the process of playtesting other games is a direct and accessible way to explore vital game making concepts like game feel and challenge without being directly taught.</text:p>
      <text:p text:style-name="Text_20_body">THIS HAS THE POTENTIAL FOR MORE DEVELOPMENT AND EVIDENCE</text:p>
      <text:h text:style-name="Heading_20_4" text:outline-level="4"><text:bookmark-start text:name="gdps-propagation-through-peer-activity"/>GDPs propagation through peer activity<text:bookmark-end text:name="gdps-propagation-through-peer-activity"/></text:h>
      <text:list xml:id="list517069934" text:style-name="L33">
        <text:list-item>
          <text:p text:style-name="P36">GDPs spread during play testing and other peer activity-</text:p>
        </text:list-item>
        <text:list-item>
          <text:p text:style-name="P36">Example Ch suggesting games similar - parcour</text:p>
        </text:list-item>
      </text:list>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It’s 21 levels in it. So .. Yeeeeah. Pause Ch: It’s like parcours in Minecraft but times. It’s like playing the game Wipe 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FURTHER DISCUSSION HERE</text:p>
      <text:h text:style-name="Heading_20_3" text:outline-level="3"><text:bookmark-start text:name="gdps-and-the-sharing-of-personal-experiences-identity-and-preferences-cultural--"/><text:soft-page-break/>GDPs and the sharing of personal experiences, identity and preferences (cultural) -<text:bookmark-end text:name="gdps-and-the-sharing-of-personal-experiences-identity-and-preferences-cultural--"/></text:h>
      <text:list xml:id="list413502604" text:style-name="L34">
        <text:list-item>
          <text:p text:style-name="P37">Games offer many opportunities for maker to bring personal elements - however this can be complex and can lead to tensions [already explored in design]</text:p>
        </text:list-item>
        <text:list-item>
          <text:p text:style-name="P37">Perhaps a transcript at start of process. Ma and Fi, Ma and Fi ? Interview data?</text:p>
        </text:list-item>
        <text:list-item>
          <text:p text:style-name="P37">Perhaps interview data? Te and Su? Bee keeping? Zi and Pa - family thing?</text:p>
        </text:list-item>
        <text:list-item>
          <text:p text:style-name="P37">Mi and graphical expressions?</text:p>
        </text:list-item>
      </text:list>
      <text:p text:style-name="First_20_paragraph">In the previous example GDP not only helped Ch asking for help but we can also see they stimulated a discussion about Ch’s experience in other games. Parcour in Minecraft and Wipe out (a game who’s man mechanic is about landing accurately).</text:p>
      <text:p text:style-name="Text_20_body">The Personal Expression and Per</text:p>
      <text:p text:style-name="Text_20_body">Existing research on digital making and creative coding has emphasised the role of personal expression to incentivise the creative process [Scratch roque community]. The creation of personally meaningful object to share with a community is a foundational concept in Papert’s constructionism [CITE]. While the 3M design is more limited than a Scratch media project in the potential to incorporate home interests, participants did embrace existing immediately clear possibilities offered by the certain GDPs in the 3M starting design.</text:p>
      <text:p text:style-name="Text_20_body">However, incorporating personal elements can involve challenges including that of unrealistic expectations based on previous game playing experiences.</text:p>
      <text:p text:style-name="Text_20_body">This section explores findings on personal expression of funds of knowledge from previous experiences of users in this learning design.</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The incorporation and design of game assets is taken as work on GDP for the purpose of this model.</text:p>
      <text:p text:style-name="Text_20_body">The core GDP involving game assets already exist in the starting template. - Objects as a reward to incentivise player exploration - Objects as a hazard penalising player progress</text:p>
      <text:p text:style-name="Text_20_body">The starting three assets, player, hazard and reward provide a scaffold to guide the choice of game possible themes.</text:p>
      <text:p text:style-name="Text_20_body">The incorporation of the graphic was relatively quick and easy change to make the game but had a significant factor in the affect towards the game. So while structured to avoid</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xml:id="list2639151865" text:style-name="L35">
        <text:list-item>
          <text:p text:style-name="P38">Interview data - Fi and Ma - talk of the way they incorporate interests of trains into the game.</text:p>
        </text:list-item>
        <text:list-item>
          <text:p text:style-name="P38">Other examples, Ch and Pa, bees, Zi’s comment / interaction with Pa </text:p>
        </text:list-item>
      </text:list>
      <text:p text:style-name="First_20_paragraph">As part of the creative process participants were able to input their own preferences and interests. <text:soft-page-break/>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text:p>
      <text:p text:style-name="Text_20_body">NOTE NARRATIVE IN PREVIOUS CHAPTER?</text:p>
      <text:p text:style-name="Text_20_body">Another opportunity involved choice and design of game assets that allowed the expression of identity or a designed element - for example graphics, audio or a written message to appear at various stages of the game. Find and include example from Ch and Pa.</text:p>
      <text:p text:style-name="Preformatted_20_Text">var starttext = "This is a game which pits a honey bee</text:p>
      <text:p text:style-name="Preformatted_20_Text">against a swarm of Asian hornets,</text:p>
      <text:p text:style-name="Preformatted_20_Text">which are alien invaders attacking bee</text:p>
      <text:p text:style-name="Preformatted_20_Text">hives in the UK and which beekeepers</text:p>
      <text:p text:style-name="Preformatted_20_Text">are trying to stop spreading here.</text:p>
      <text:p text:style-name="Preformatted_20_Text">Try to guide the bee to collect all the</text:p>
      <text:p text:style-name="Preformatted_20_Text">flowers without being caught by the</text:p>
      <text:p text:style-name="Preformatted_20_Text">hornets.</text:p>
      <text:p text:style-name="Preformatted_20_Text">Use the arrow keys to move the bee.</text:p>
      <text:p text:style-name="Preformatted_20_Text"><text:s text:c="9"/>Press return to START.";</text:p>
      <text:h text:style-name="Heading_20_4" text:outline-level="4"><text:bookmark-start text:name="focus-on-visual-asset-creation-and-selection"/>Focus on Visual asset creation and selection<text:bookmark-end text:name="focus-on-visual-asset-creation-and-selection"/></text:h>
      <text:list xml:id="list854197613" text:style-name="L36">
        <text:list-item>
          <text:p text:style-name="P39">Mi’s interactions around graphics creation - write up transcript</text:p>
        </text:list-item>
        <text:list-item>
          <text:p text:style-name="P39">Mi’s exploration in others.</text:p>
        </text:list-item>
      </text:list>
      <text:p text:style-name="First_20_paragraph">There was a high degree of personal expression through interaction with the process of creating visual assets in particular.</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asset-selection"/>Asset selection<text:bookmark-end text:name="asset-selection"/></text:h>
      <text:p text:style-name="First_20_paragraph">Pair Sh and Th used a graphic of a cute dog as the background of their game.<text:line-break/>2019-03-18-th_sh</text:p>
      <text:p text:style-name="Text_20_body">The child expressed a lot of positive regard to this dog and used it a way to stimulate conversation about their home interest in dogs during play testing. The subject was completely <text:soft-page-break/>unrelated to the previously stated theme of the game. It may be the parent knew this was a way to sustain involvement and interest.</text:p>
      <text:p text:style-name="P31">Example Sh and Th Sharing</text:p>
      <text:list xml:id="list1853918373" text:style-name="L37">
        <text:list-item>
          <text:p text:style-name="P40">One of the most active times for the child allowing interaction to explain their game to others and to play the games of others.</text:p>
        </text:list-item>
        <text:list-item>
          <text:p text:style-name="P40">The child makes comments about sharing their game with others imagining the experience of others playing their game. The sharing process motivates sustained activity.</text:p>
        </text:list-item>
      </text:list>
      <text:h text:style-name="Heading_20_3" text:outline-level="3"><text:bookmark-start text:name="use-of-help-and-documentation-related-to-gdp"/>Use of Help and Documentation related to GDP<text:bookmark-end text:name="use-of-help-and-documentation-related-to-gdp"/></text:h>
      <text:p text:style-name="First_20_paragraph">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xml:id="list3152475512" text:style-name="L38">
        <text:list-item>
          <text:p text:style-name="P41">increase learner engagement through accessible design</text:p>
        </text:list-item>
        <text:list-item>
          <text:p text:style-name="P41">make documentation relatable to existing gameplay experience</text:p>
        </text:list-item>
        <text:list-item>
          <text:p text:style-name="P41">develop use of common GPD terminology</text:p>
        </text:list-item>
      </text:list>
      <text:p text:style-name="First_20_paragraph">NOTE - TO FOLLOW EVIDENCE OF PARTICIPANT ENGAGEMENT WITH THE RESOURCES</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 DEVELOP THIS EXAMPLE - RELATE TO PRACTICE OF CODE PATCHING (EXPLORED IN PREVIOUS CHAPTER)</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text:soft-page-break/>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Even saying “I was thinking can we make like a pacman game kind of thing”.</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text:p>
      <text:p text:style-name="Text_20_body">There are cultural elements here of a family learning culture between these two playing out in <text:soft-page-break/>this space. That way of approaching the task is very different from interactions with grandparents on a previous iteration.</text:p>
      <text:p text:style-name="Text_20_body">This example is typical of other interactions of this pair. Te and Da’s design process is more guided and focused than many other participants. This appears to be influenced by Da’s experience as a software engineer and volunteer at Coder Dojo (previously explored in lit review). This process of active guiding but suggesting and seeking for the right answer appears as intentional from the consistent nature of the interaction and from a supporting interview.</text:p>
      <text:p text:style-name="Text_20_body">SEARCH AND INCLUDE HERE - An extract from interview with Da?" to support some of the above observations.</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xml:id="list3108764974" text:style-name="L39">
        <text:list-item>
          <text:p text:style-name="P42">If needed a quick recap on guided apprenticeship.</text:p>
        </text:list-item>
      </text:list>
      <text:h text:style-name="Heading_20_3" text:outline-level="3"><text:bookmark-start text:name="gdps-for-ideation-and-goal-setting-and-prioritisation"/>GDPs for Ideation and Goal Setting and Prioritisation<text:bookmark-end text:name="gdps-for-ideation-and-goal-setting-and-prioritisation"/></text:h>
      <text:h text:style-name="Heading_20_3" text:outline-level="3"><text:bookmark-start text:name="ideation-and-goal-setting"/>Ideation and Goal Setting<text:bookmark-end text:name="ideation-and-goal-setting"/></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4" text:outline-level="4"><text:bookmark-start text:name="ask-imagine-ideation-from-sh-an-th"/>Ask / Imagine / Ideation from Sh an Th<text:bookmark-end text:name="ask-imagine-ideation-from-sh-an-th"/></text:h>
      <text:list xml:id="list2048889825" text:style-name="L40">
        <text:list-item>
          <text:p text:style-name="P43">In early ask/imagine stages parent and child discuss storytelling, graphical and other aesthetic choices</text:p>
        </text:list-item>
        <text:list-item>
          <text:p text:style-name="P43">The parent struggles to implement quite ambitious code challenges that she takes on but signals clearly when the process returns to ask / imagine stage indicating that she is aware of the greater possibility for effective child input at this stage.</text:p>
        </text:list-item>
      </text:list>
      <text:h text:style-name="Heading_20_3" text:outline-level="3"><text:bookmark-start text:name="gdps-for-project-organisation-coordination"/>GDPs for project organisation / coordination<text:bookmark-end text:name="gdps-for-project-organisation-coordination"/></text:h>
      <text:h text:style-name="Heading_20_5" text:outline-level="5"><text:bookmark-start text:name="example-of-parent-supporting-planning-sh-and-th"/>Example of Parent supporting planning Sh and Th<text:bookmark-end text:name="example-of-parent-supporting-planning-sh-and-th"/></text:h>
      <text:list xml:id="list268148707" text:style-name="L41">
        <text:list-item>
          <text:p text:style-name="P44">in planning stages the parent provides scaffolding to help the child.</text:p>
        </text:list-item>
        <text:list-item>
          <text:p text:style-name="P44">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h text:style-name="Heading_20_4" text:outline-level="4"><text:bookmark-start text:name="gdps-for-prioritisation-include-in-organisation"/><text:soft-page-break/>GDPs for Prioritisation (include in organisation )<text:bookmark-end text:name="gdps-for-prioritisation-include-in-organ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h text:style-name="Heading_20_4" text:outline-level="4"><text:bookmark-start text:name="direct-task-delegation"/><text:soft-page-break/>Direct task delegation<text:bookmark-end text:name="direct-task-delegation"/></text:h>
      <text:p text:style-name="First_20_paragraph">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p text:style-name="P31">Notes to integrate here</text:p>
      <text:p text:style-name="Text_20_body">While the child makes direct delegation they are free to undertake other activities.</text:p>
      <text:list xml:id="list1559338205" text:style-name="L42">
        <text:list-item>
          <text:p text:style-name="P45">At certain points in the create stage the parent needs total concentration and is not able to respond effectively to requests of attention.</text:p>
        </text:list-item>
        <text:list-item>
          <text:p text:style-name="P45">At times the parent asked the child to seek help from facilitator.<text:line-break/></text:p>
        </text:list-item>
        <text:list-item>
          <text:p text:style-name="P45">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vvJyS20XU1"/>(Lave, 1991)<text:reference-mark-end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vvJyS20XU1"/>,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WQKDXZU2d6"/>(Rogoff, 2014)<text:reference-mark-end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WQKDXZU2d6"/>.</text:p>
      <text:p text:style-name="Text_20_body">Indeed while this arrangement seems mutually suitable,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f8TR1TwDEl"/>(2003; 2016)<text:reference-mark-end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f8TR1TwDEl"/> as an important characteristics in participation based models of learning.</text:p>
      <text:h text:style-name="Heading_20_4" text:outline-level="4"><text:bookmark-start text:name="informal-task-division"/>Informal task division<text:bookmark-end text:name="informal-task-division"/></text:h>
      <text:p text:style-name="First_20_paragraph">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here for a computer and you can do that? Ma: Why. What. While you’re doing what? Fi: Um making a sound track or something. I could do something like that. Ma: Ok. Yeah. I’ll see if there’s any more computers in the cupboard.</text:p>
      <text:p text:style-name="Text_20_body"><text:soft-page-break/>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list xml:id="list762090355" text:style-name="L43">
        <text:list-item>
          <text:p text:style-name="P46">these kinds of exists in community in Playtesting - but different for side by side interactions - or are they - discuss</text:p>
        </text:list-item>
        <text:list-item>
          <text:p text:style-name="P46">what is specific about interpersonal interactions</text:p>
        </text:list-item>
        <text:list-item>
          <text:p text:style-name="P46">Example sh and Th - new element K and d - then adding a level</text:p>
        </text:list-item>
        <text:list-item>
          <text:p text:style-name="P46">Other examples needed?</text:p>
        </text:list-item>
      </text:list>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h text:style-name="Heading_20_4" text:outline-level="4"><text:bookmark-start text:name="example-prototyping-a-new-gdp-on-paper"/>Example prototyping a new GDP on paper<text:bookmark-end text:name="example-prototyping-a-new-gdp-on-paper"/></text:h>
      <text:p text:style-name="First_20_paragraph">When GDP was completed and participant or pair move to a new phase there is evidence of a reenergising effect. e.g - Example of adding a new level in 2019-03-18-th_sh - pair use paper as a process</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 and affordances. The parent navigates this based on knowledge of child’s interests.</text:p>
      <text:p text:style-name="Text_20_body">More on role of parent and child to negociate approaches which maximise engagement / progress / keep flow .</text:p>
      <text:list xml:id="list3693183239" text:style-name="L44">
        <text:list-item>
          <text:p text:style-name="P47">Fi and Ma also discuss the use of paper to clarify initial GDP ideas in interview data.</text:p>
        </text:list-item>
        <text:list-item>
          <text:p text:style-name="P47"><text:soft-page-break/>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3" text:outline-level="3"><text:bookmark-start text:name="gdps-support-flexible-design-practices---remove-move-to-discussion"/>GDPs support Flexible Design Practices - REMOVE / MOVE TO DISCUSSION?<text:bookmark-end text:name="gdps-support-flexible-design-practices---remove-move-to-discussion"/></text:h>
      <text:p text:style-name="First_20_paragraph">NOTE THIS IS CLEARLY RELATED TO THE ABOVE - HOW EXACTLY? FOR NOW THIS SECTION IS A SUB SECTION MINI DISCUSSION. HOW DOES THIS RELATE TO LATER DISCUSSION ON MINI JAMS ETC.</text:p>
      <text:p text:style-name="P31">To integrate Testing example Sh and Th</text:p>
      <text:list xml:id="list3991321204" text:style-name="L45">
        <text:list-item>
          <text:p text:style-name="P48">The parent cedes the keyboard and mouse and sometimes swaps chairs to allow child to play test the game created.</text:p>
        </text:list-item>
        <text:list-item>
          <text:p text:style-name="P48">The testing process here is quite frustrating as gravity is very low. This is addressed later as it is improved on the suggestion of the parent who has to do the majority of the testing.</text:p>
        </text:list-item>
      </text:list>
      <text:p text:style-name="First_20_paragraph">Iterative agile design is a highly cultural / interpersonal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reformatted_20_Text">They thinking of a feature – wrap around like Pac-man</text:p>
      <text:p text:style-name="Preformatted_20_Text">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xml:id="list3435898198" text:style-name="L46">
        <text:list-item>
          <text:p text:style-name="P49">Well suited to build a repeated design practice.</text:p>
        </text:list-item>
        <text:list-item>
          <text:p text:style-name="P49">Especially with starting documents,</text:p>
        </text:list-item>
        <text:list-item>
          <text:p text:style-name="P49">Small changes had big effects.</text:p>
        </text:list-item>
        <text:list-item>
          <text:p text:style-name="P49">Variable changes needed immediate testing.</text:p>
        </text:list-item>
      </text:list>
      <text:p text:style-name="First_20_paragraph">While the design suits repeated design practice as illustrated by the example above, not all pairs <text:soft-page-break/>or individuals interacted with GDP in such a neat way.</text:p>
      <text:p text:style-name="Text_20_body">A later discussion section in this chapter illustrates a more complex interaction with design stages.</text:p>
      <text:h text:style-name="Heading_20_4" text:outline-level="4"><text:bookmark-start text:name="gdps-scaffolding-the-product-revision-process-and-debugging"/>GDPs scaffolding the product revision process and debugging<text:bookmark-end text:name="gdps-scaffolding-the-product-revision-process-and-debugging"/></text:h>
      <text:list xml:id="list4104992011" text:style-name="L47">
        <text:list-item>
          <text:p text:style-name="P50">Participants spend much time in the stages of Improve and Test often as a solo effort.</text:p>
        </text:list-item>
        <text:list-item>
          <text:p text:style-name="P50">This process showed a personal appropriation of concepts like game feel / challenge</text:p>
        </text:list-item>
        <text:list-item>
          <text:p text:style-name="P50">When done as a pair GDPs aided communication during the process.</text:p>
        </text:list-item>
      </text:list>
      <text:p text:style-name="First_20_paragraph"><text:span text:style-name="T3">Example Debugging</text:span> Find examples</text:p>
      <text:p text:style-name="P31">Example Sh and Th improving their game</text:p>
      <text:list xml:id="list448124712" text:style-name="L48">
        <text:list-item>
          <text:p text:style-name="P51">Parent navigates to a particular part of the code for child to alter design</text:p>
        </text:list-item>
        <text:list-item>
          <text:p text:style-name="P51">Child takes on challenge of making smaller changes once the core game mechanic code has been added.</text:p>
        </text:list-item>
      </text:list>
      <text:h text:style-name="Heading_20_4" text:outline-level="4"><text:bookmark-start text:name="interaction-of-gdps-and-designing-for-others-as-a-method"/>Interaction of GDPs and designing for others as a method<text:bookmark-end text:name="interaction-of-gdps-and-designing-for-others-as-a-method"/></text:h>
      <text:p text:style-name="First_20_paragraph">As discussed, one interpretation - the one used here - of GDP focus on recognisable behaviour rather than hidden constructs or code patterns.</text:p>
      <text:p text:style-name="Text_20_body">This helps a focus on change that others will observe and thus help participants to design for others.</text:p>
      <text:p text:style-name="Text_20_body">As explored, Playtesing as a regular practice is another way to shift learners into a perspective designing for others.</text:p>
      <text:p text:style-name="Text_20_body">I found many examples of pair partners and peers nudging others into imagining others user experience to suggest game design alterations of addition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h text:style-name="Heading_20_5" text:outline-level="5"><text:bookmark-start text:name="discussion-of-designing-for-others---move-to-discussion"/>Discussion of designing for others - move to discussion?<text:bookmark-end text:name="discussion-of-designing-for-others---move-to-discussion"/></text:h>
      <text:p text:style-name="First_20_paragraph">This fits into our design cycle, as our first stages of ask and imagine are more productive when informed by a realistic sense of what the end user experience is.</text:p>
      <text:p text:style-name="Text_20_body">The use of GDP as a unit of activity may help encourage regular self testing and playtesting. NOTE - ANY EVIDENCE FOR THIS BASED ON INTENTIONAL DESIGN OR IS THIS JUST AN OBSERVATION OF ORGANIC BEHAVIOUR?</text:p>
      <text:p text:style-name="Text_20_body">Designing for others - as a key perspective in constructionism. Note: What added insights or tips for practitioners can I bring here?</text:p>
      <text:p text:style-name="Text_20_body">Value of design as a process, to see surrounding world as a designed experience, Latour.</text:p>
      <text:h text:style-name="Heading_20_2" text:outline-level="2"><text:bookmark-start text:name="gdps-and-participatory-appropriation"/><text:soft-page-break/>GDPs and Participatory Appropriation<text:bookmark-end text:name="gdps-and-participatory-appropriation"/></text:h>
      <text:p text:style-name="First_20_paragraph">In this section the processes of personal appropriation of experience and knowledge emerging from game making are examined closely in relation to participants experience of GDPs.</text:p>
      <text:list xml:id="list2806700460" text:style-name="L49">
        <text:list-item>
          <text:p text:style-name="P52">quick summary of Rogoff’s take on participatory appropriation compared to a transmission model of knowledge &amp; that participants re-contribute their experience of knowledge beck into the social mix</text:p>
        </text:list-item>
        <text:list-item>
          <text:p text:style-name="P52">Note on why this section is less important in this research, the expression of personal knowledge back into a community context is covered in part above.</text:p>
        </text:list-item>
        <text:list-item>
          <text:p text:style-name="P52">Example of mutuality - GDPs used in this research program were mutually created based on feedback from participants</text:p>
        </text:list-item>
        <text:list-item>
          <text:p text:style-name="P52">While there is a curricular value attached to CT concepts &amp; to some extent design practices, in this context participants can create their own understandings of what is useful to them.</text:p>
        </text:list-item>
      </text:list>
      <text:p text:style-name="First_20_paragraph">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3PlKgzIxPg"/>(Rogoff, 1995)<text:reference-mark-end text:name="ZOTERO_ITEM CSL_CITATION {&quot;citationID&quot;:&quot;oplrcnt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3PlKgzIxPg"/></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xml:id="list626130366" text:style-name="L50">
        <text:list-item>
          <text:p text:style-name="P53">CT concepts in a more concrete and abstract form arise especially in interactions with facilitator</text:p>
        </text:list-item>
        <text:list-item>
          <text:p text:style-name="P53">Driven by integration with curriculum based learning settings to devise a map - similar to drive of Bevan and colleagues to justify learning happening in science-focused tinkering exhibits in museums <text:reference-mark-start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OZU2DxvZO"/>(2013; 2015)<text:reference-mark-end text:name="ZOTERO_ITEM CSL_CITATION {&quot;citationID&quot;:&quot;vztxzrme&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TOZU2DxvZO"/></text:p>
        </text:list-item>
      </text:list>
      <text:p text:style-name="First_20_paragraph">The start of the discussion is is draft form in the next chapter.</text:p>
      <text:p text:style-name="Text_20_body">See outline here - &gt; insert link. https://mickfuzz.github.io/phd4/chapter/2022/09/07/Results-Maps.html</text:p>
      <text:p text:style-name="Text_20_body">However, rather than a focus on concepts of personal / transferable knowledge, the remainder of this section focuses on appropriation of practices.</text:p>
      <text:h text:style-name="Heading_20_3" text:outline-level="3"><text:bookmark-start text:name="use-of-gdp-when-contributing-back-to-community"/>Use of GDP when contributing back to Community<text:bookmark-end text:name="use-of-gdp-when-contributing-back-to-community"/></text:h>
      <text:p text:style-name="First_20_paragraph">In a previous section we examined GDPs used to build emerging community activity.</text:p>
      <text:p text:style-name="Text_20_body">Here I focus on the demonstration of individuals of the growth in use of practices. The concepts afforded by GDPs are used to;</text:p>
      <text:list xml:id="list3068353691" text:style-name="L51">
        <text:list-item>
          <text:p text:style-name="P54">increase effectiveness and confidence in communication surrounding articulation of <text:soft-page-break/>characteristics of their and others game</text:p>
        </text:list-item>
        <text:list-item>
          <text:p text:style-name="P54">participate by asking for peer help using shared terms (see Mi below)</text:p>
        </text:list-item>
      </text:list>
      <text:p text:style-name="First_20_paragraph"><text:span text:style-name="T3">Example - 2019-03-18 - Sh &amp; Th in the same session as Vignette A.</text:span> 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text:p>
      <text:p text:style-name="P31">Example - 2019-03-18 - Mi and Ne</text:p>
      <text:p text:style-name="Text_20_body">However not all participants take full advantage of the language available to them.</text:p>
      <text:p text:style-name="Text_20_body">Take the following interaction between parent Mi and her daughter Ne. The mother wants to export an image from the graphical editing tool and to import this into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 <text:s/>?</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 In any case this enables a more technical and critical discussion between them. “Who wants a <text:soft-page-break/>rocket for their reward?” Here the daughter recognises the GDP of reward after used by her mother but questions the aesthetic choice and its appeal to game players.</text:p>
      <text:p text:style-name="Text_20_body">MOVE THE FOLLOWING LATER AFTER THE NEXT EXAMPLE?</text:p>
      <text:p text:style-name="Text_20_body">Ne appears reluctant to help at first and when she does she is mostly non-verbal and makes changes quickly in a way that her mother cannot then follow or replicate.</text:p>
      <text:p text:style-name="Text_20_body">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The next section details another example NOTE - INTEGRATE THIS AND THE FOLLOWING SECTION SOMEHOW. PERHAPS CHANGE ORDER BUMP THE FOLLOWING UP A BIT</text:p>
      <text:h text:style-name="Heading_20_3" text:outline-level="3"><text:bookmark-start text:name="operations-actions-and-activity"/>Operations, actions and activity<text:bookmark-end text:name="operations-actions-and-activity"/></text:h>
      <text:p text:style-name="First_20_paragraph">MOVE THE BULK OF THIS TO DESIGN CHAPTER TO HELP SITUATE THAT.</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gbqfqnzh&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OtDkOr1yP"/>(Kuutti, 1995)<text:reference-mark-end text:name="ZOTERO_ITEM CSL_CITATION {&quot;citationID&quot;:&quot;gbqfqnzh&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GOtDkOr1yP"/>.</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aipvgrmm&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KERqhEbyRR"/>(Kuutti, 1995)<text:reference-mark-end text:name="ZOTERO_ITEM CSL_CITATION {&quot;citationID&quot;:&quot;aipvgrmm&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KERqhEbyRR"/></text:p>
      <text:p text:style-name="Text_20_body">As previously explored, activity systems can be viewed on different levels of ?</text:p>
      <text:p text:style-name="Text_20_body">To explore this in the present context, I list some bullet points with examples followed by a commentary;</text:p>
      <text:list xml:id="list4058456975" text:style-name="L52">
        <text:list-item>
          <text:p text:style-name="P55"><text:span text:style-name="T3">Activity:</text:span> Implementing a game design pattern - e.g. adding keys and doors pattern</text:p>
        </text:list-item>
        <text:list-item>
          <text:p text:style-name="P55"><text:span text:style-name="T3">Action:</text:span> Creating a graphical asset of a key and adding this to the level design</text:p>
        </text:list-item>
        <text:list-item>
          <text:p text:style-name="P55"><text:span text:style-name="T3">Operation:</text:span> Exporting the graphical asset as a suitable file format from graphical design tool and uploading it to the code authoring tool.</text:p>
        </text:list-item>
      </text:list>
      <text:p text:style-name="First_20_paragraph"><text:span text:style-name="T3">Commentary:</text:span> In this example, while the final an operation for some participants it would be a more conscious process, for others it has become second nature. To illustrate this take this interaction between parent Mi and child Ne.</text:p>
      <text:p text:style-name="Preformatted_20_Text">Mi continues to do solo design using the Piskel graphical too. She encounters <text:soft-page-break/>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the-limits-of-design-cycle-stages"/><text:soft-page-break/>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text:soft-page-break/>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epqsitfx&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QPR9iUKN1g"/>(de Freitas, 2012)<text:reference-mark-end text:name="ZOTERO_ITEM CSL_CITATION {&quot;citationID&quot;:&quot;epqsitfx&quot;,&quot;properties&quot;:{&quot;formattedCitation&quot;:&quot;(de Freitas, 2012)&quot;,&quot;plainCitation&quot;:&quot;(de Freitas, 2012)&quot;,&quot;noteIndex&quot;:0},&quot;citationItems&quot;:[{&quot;id&quot;:1342,&quot;uris&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QPR9iUKN1g"/>. And some attempts have been made to incorporate design thinking with a rhizomatic approach <text:reference-mark-start text:name="ZOTERO_ITEM CSL_CITATION {&quot;citationID&quot;:&quot;joprhuhi&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8WDAy1WtlO"/>(Biffi et al., 2017)<text:reference-mark-end text:name="ZOTERO_ITEM CSL_CITATION {&quot;citationID&quot;:&quot;joprhuhi&quot;,&quot;properties&quot;:{&quot;formattedCitation&quot;:&quot;(Biffi et al., 2017)&quot;,&quot;plainCitation&quot;:&quot;(Biffi et al., 2017)&quot;,&quot;noteIndex&quot;:0},&quot;citationItems&quot;:[{&quot;id&quot;:8588,&quot;uris&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8WDAy1WtlO"/>.</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iscussing-game-design-patterns-as-a-tool-to-expose-and-give-participants-a-language-to-discuss-and-resolve-tensions-practitioner-focus"/>Discussing Game design patterns as a tool to expose and give participants a language to discuss and resolve tensions (Practitioner focus)<text:bookmark-end text:name="discussing-game-design-patterns-as-a-tool-to-expose-and-give-participants-a-language-to-discuss-and-resolve-tensions-practitioner-focus"/></text:h>
      <text:h text:style-name="Heading_20_4" text:outline-level="4"><text:bookmark-start text:name="use-of-gdp-as-communication-short-cuts"/>Use of GDP as communication short cuts<text:bookmark-end text:name="use-of-gdp-as-communication-short-cuts"/></text:h>
      <text:p text:style-name="First_20_paragraph">This section;</text:p>
      <text:list xml:id="list2180986958" text:style-name="L53">
        <text:list-item>
          <text:p text:style-name="P56">synthesises examples which highlight the value of developing share language and short cuts</text:p>
        </text:list-item>
        <text:list-item>
          <text:p text:style-name="P56">explores possible drawbacks</text:p>
        </text:list-item>
        <text:list-item>
          <text:p text:style-name="P56">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text:soft-page-break/>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xml:id="list1492311490" text:style-name="L54">
        <text:list-item>
          <text:p text:style-name="P57">outlines the advantages to using a restricted set of collaged GDPs which participants cover step by step.</text:p>
        </text:list-item>
        <text:list-item>
          <text:p text:style-name="P57">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xml:id="list3759233362" text:style-name="L55">
        <text:list-item>
          <text:p text:style-name="P58">Te and Da’s decision to explore a different starting point and add uncharded GDPs like following enemies.</text:p>
        </text:list-item>
        <text:list-item>
          <text:p text:style-name="P58">The reduced list of GDPs in a framework in Eriksson’s intervention <text:reference-mark-start text:name="ZOTERO_ITEM CSL_CITATION {&quot;citationID&quot;:&quot;sdrjuyx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9B2nBDIvW"/>(2019)<text:reference-mark-end text:name="ZOTERO_ITEM CSL_CITATION {&quot;citationID&quot;:&quot;sdrjuyx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9B2nBDIvW"/>, to suit a younger audience / restricted time frame</text:p>
        </text:list-item>
        <text:list-item>
          <text:p text:style-name="P58">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yOqWMbzleI"/>(Statter and Armoni, 2016; Waite et al., 2016, 2018a)<text:reference-mark-end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yOqWMbzleI"/>.</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ddjiyxqv&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FalX5YXwK4"/>(Waite et al., 2018b)<text:reference-mark-end text:name="ZOTERO_ITEM CSL_CITATION {&quot;citationID&quot;:&quot;ddjiyxqv&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FalX5YXwK4"/> </text:p>
      <text:p text:style-name="Text_20_body">In professional coding programmes design patterns, particularly in object-oriented approaches, are seen as a useful middle ground between abstract CT concepts and more concrete techniques <text:soft-page-break/><text:reference-mark-start text:name="ZOTERO_ITEM CSL_CITATION {&quot;citationID&quot;:&quot;qjhiclyp&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nQh8KFMZdK"/>(Dearden and Finlay, 2006)<text:reference-mark-end text:name="ZOTERO_ITEM CSL_CITATION {&quot;citationID&quot;:&quot;qjhiclyp&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nQh8KFMZdK"/>. The idea of middle level construct is also present in the research of eriksson and colleagues using GDP to collaboratively design games with young people. <text:reference-mark-start text:name="ZOTERO_ITEM CSL_CITATION {&quot;citationID&quot;:&quot;lvkgisqz&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oDhdZmx8f"/>(2019)<text:reference-mark-end text:name="ZOTERO_ITEM CSL_CITATION {&quot;citationID&quot;:&quot;lvkgisqz&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oDhdZmx8f"/></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Specifically in examining the concrete implementation of GDPs there are transferrable concepts and practice involving practice which include;</text:p>
      <text:list xml:id="list2953732620" text:style-name="L56">
        <text:list-item>
          <text:p text:style-name="P59">Use of levels as a array which is parsed by a loop to create layout</text:p>
        </text:list-item>
        <text:list-item>
          <text:p text:style-name="P59">Logic statements of varied degrees of complexity</text:p>
        </text:list-item>
        <text:list-item>
          <text:p text:style-name="P59">Functions - code patching into the right area</text:p>
        </text:list-item>
      </text:list>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h text:style-name="Heading_20_2" text:outline-level="2"><text:bookmark-start text:name="final-section---synthesis."/>Final Section - Synthesis.<text:bookmark-end text:name="final-section---synthesis."/></text:h>
      <text:p text:style-name="First_20_paragraph">Summary on contribution to existing research Bring more synthesis here especially in translation of design elements due to this context</text:p>
      <text:h text:style-name="Heading_20_3" text:outline-level="3"><text:bookmark-start text:name="strengths-and-weaknesses-of-the-gdp-construct-terminology"/>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sblzsfm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ioOVIblfyg"/>(Sicart, 2008)<text:reference-mark-end text:name="ZOTERO_ITEM CSL_CITATION {&quot;citationID&quot;:&quot;sblzsfmw&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ioOVIblfyg"/>.</text:p>
      <text:p text:style-name="Text_20_body">The term is particularly week in the area of Game Polish which involved were more aesthetic and narrative choices. These choices do not fall neatly in to the argument being constructed around the potential of GDPs to unlock repeatable, transferable practices. For example, some <text:soft-page-break/>participants, specifically one who came as a friend of of others and didn’t have direct parental help, spent a majority of time working on these patterns especially if assets are being replaced.</text:p>
      <text:p text:style-name="P62">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urldppn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Q9weGyOScA"/><text:span text:style-name="T8">(Tekinbaş et al., 2014)</text:span><text:reference-mark-end text:name="ZOTERO_ITEM CSL_CITATION {&quot;citationID&quot;:&quot;urldppn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Q9weGyOScA"/> or lenses <text:reference-mark-start text:name="ZOTERO_ITEM CSL_CITATION {&quot;citationID&quot;:&quot;vbcyemf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HUp3J2n7em"/>(Schell, 2008)<text:reference-mark-end text:name="ZOTERO_ITEM CSL_CITATION {&quot;citationID&quot;:&quot;vbcyemfv&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HUp3J2n7em"/>.</text:p>
      <text:p text:style-name="Text_20_body">NEEDS MORE DEVELOPMENT</text:p>
      <text:h text:style-name="Heading_20_3" text:outline-level="3"><text:bookmark-start text:name="design-patterns-as-a-teaching-aid-in-informal-vs-formal-environments"/>Design patterns as a teaching aid in informal vs formal environments<text:bookmark-end text:name="design-patterns-as-a-teaching-aid-in-informal-vs-formal-environments"/></text:h>
      <text:p text:style-name="First_20_paragraph">TO DEVELOP</text:p>
      <text:p text:style-name="Text_20_body">See journal notes and contrast with existing research with GDP and informal / formal coding programming debates. Asking what does this research add to these debates?</text:p>
      <text:p text:style-name="Text_20_body">Some of the following may be relevant;</text:p>
      <text:list xml:id="list3875570031" text:style-name="L57">
        <text:list-item>
          <text:p text:style-name="P60">Learner choice and levels of abstraction techniques</text:p>
        </text:list-item>
        <text:list-item>
          <text:p text:style-name="P60">From the literature what are complexities involving the practitioner practicalities surrounding creating communities of coders</text:p>
        </text:list-item>
        <text:list-item>
          <text:p text:style-name="P60">What is special about the use of GDP in this 3M model?</text:p>
        </text:list-item>
        <text:list-item>
          <text:p text:style-name="P60">How is this model different from Game Jams in particular.</text:p>
        </text:list-item>
        <text:list-item>
          <text:p text:style-name="P60">Whereas Game Jams focus on x, 3m has a focus on y.</text:p>
        </text:list-item>
        <text:list-item>
          <text:p text:style-name="P60">Exploring GDP and different kinds of types of coding errors?</text:p>
        </text:list-item>
      </text:list>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3407824981" text:style-name="L58">
        <text:list-item>
          <text:p text:style-name="P61">supporting reflection on design and coding concepts / skills.</text:p>
        </text:list-item>
        <text:list-item>
          <text:p text:style-name="P61">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xt:soft-page-break/>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Qti8cJgjEy">
        <text:p text:style-name="Bibliography_20_1">Bevan, B., Gutwill, J. P., Petrich, M. and Wilkinson, K. (2015) ‘Learning Through STEM-Rich Tinkering: Findings From a Jointly Negotiated Research Project Taken Up in Practice.’ <text:span text:style-name="T1">Science Education</text:span>, 99(1) pp. 98–120.</text:p>
        <text:p text:style-name="Bibliography_20_1">Biffi, A., Bissola, R. and Imperatori, B. (2017) ‘Chasing innovation: a pilot case study of a rhizomatic design thinking education program.’ <text:span text:style-name="T1">Education + Training</text:span>, 59(9) pp. 957–977.</text:p>
        <text:p text:style-name="Bibliography_20_1">Bjork, S. and Holopainen, J. (2005) <text:span text:style-name="T1">Patterns in game design</text:span>. 1st ed, Hingham, Mass: Charles River Media (Charles River Media game development series).</text:p>
        <text:p text:style-name="Bibliography_20_1">Blunden, A. (2010) <text:span text:style-name="T1">An Interdisciplinary Theory of Activity</text:span>. Leiden; Boston: Brill Academic Publishers.</text:p>
        <text:p text:style-name="Bibliography_20_1">Blunden, A. (ed.) (2014) <text:span text:style-name="T1">Collaborative projects: an interdisciplinary study</text:span>. Leiden ; Boston: Brill (Studies in critical social sciences, volume 66).</text:p>
        <text:p text:style-name="Bibliography_20_1"><text:soft-page-break/>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de Freitas, E. (2012) ‘The Classroom as Rhizome: New Strategies for Diagramming Knotted Interactions.’ <text:span text:style-name="T1">Qualitative Inquiry</text:span>, 18(7) pp. 557–570.</text:p>
        <text:p text:style-name="Bibliography_20_1">Kuutti, K. (1995) ‘Activity Theory as a potential framework for human- computer interaction research’ p. 19.</text:p>
        <text:p text:style-name="Bibliography_20_1">Lave, J. (1991) ‘Situating learning in communities of practice.’ <text:span text:style-name="T1">Perspectives on socially shared cognition</text:span>, 2 pp. 63–82.</text:p>
        <text:p text:style-name="Bibliography_20_1">Petrich, M., Wilkinson, K. and Bevan, B. (2013) ‘It looks like fun, but are they learning?’ <text:span text:style-name="T1">In</text:span> <text:span text:style-name="T1">Design, Make, Play</text:span>. New York: Routledge, p. 21.</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Learning.’ <text:span text:style-name="T1">Review of Research in Education</text:span>, 40(1) pp. 356–401.</text:p>
        <text:p text:style-name="Bibliography_20_1">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xt:soft-page-break/>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2-17T11:31:53Z</meta:creation-date>
    <dc:date>2023-02-17T11:32:16.125102424</dc:date>
    <meta:editing-duration>PT14S</meta:editing-duration>
    <meta:editing-cycles>1</meta:editing-cycles>
    <meta:document-statistic meta:table-count="1" meta:image-count="0" meta:object-count="0" meta:page-count="36" meta:paragraph-count="708" meta:word-count="14827" meta:character-count="86946" meta:non-whitespace-character-count="72973"/>
    <meta:user-defined meta:name="ZOTERO_PREF_1">&lt;data data-version="3" zotero-version="6.0.18"&gt;&lt;session id="5IohgcyG"/&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